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d2c6e" officeooo:paragraph-rsid="00109c52"/>
    </style:style>
    <style:style style:name="T1" style:family="text">
      <style:text-properties officeooo:rsid="000d7b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text:span text:style-name="T1">ental</text:span> diseases such as depression, stress, anxiety and others, had increased in our society nowadays. <text:s/>According to World health organization (WHO) <text:s/><text:span text:style-name="T1">more than 300 million people of all ages suffer from the disease, furthermore , as cited in G1 between 2005 and 2015 in Brazil anxiety cases increased 14,9% and the country is the first one in related cases of the illness on Latin America, with 5,8% of the population affected. </text:span></text:p>
      <text:p text:style-name="P1"><text:span text:style-name="T1"><text:s/>The researcher Michelle Guimarães believes that detecting mental disorders can be a indicator of mental healthiness on young students, also defend that those diseases reduces students productiveness. Due to it, this paper intend to detect the mental mood of students using Brain computer interfacea and appraise changes along time. <text:s text:c="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3:01:51.272229689</meta:creation-date>
    <dc:date>2019-09-26T14:38:13.546801080</dc:date>
    <meta:editing-duration>PT2M55S</meta:editing-duration>
    <meta:editing-cycles>1</meta:editing-cycles>
    <meta:document-statistic meta:table-count="0" meta:image-count="0" meta:object-count="0" meta:page-count="1" meta:paragraph-count="2" meta:word-count="120" meta:character-count="782" meta:non-whitespace-character-count="638"/>
    <meta:generator>LibreOffice/6.2.7.1$Linux_X86_64 LibreOffice_project/20$Build-1</meta:generator>
  </office:meta>
</office:document-meta>
</file>